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52in"/>
    </style:style>
    <style:style style:name="co2" style:family="table-column">
      <style:table-column-properties fo:break-before="auto" style:column-width="6.2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அசோகமித்தி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ுசாமி. பே. நா</text:p>
          </table:table-cell>
          <table:table-cell office:value-type="string" calcext:value-type="string">
            <text:p>அறிவியல் கட்டுரைகள் (சுஜாதா போன்று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ய்யனார் விஸ்வநாத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ராத்து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ழகிரிசாமி. க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ந்திரா பார்த்தச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ஐராவதம் மகாதேவன்</text:p>
          </table:table-cell>
          <table:table-cell office:value-type="string" calcext:value-type="string">
            <text:p>தமிழர்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ந்தசாமி. ச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ர்ல் மார்க்ஸ். ஜ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ைலாசபதி. க</text:p>
          </table:table-cell>
          <table:table-cell office:value-type="string" calcext:value-type="string">
            <text:p>தமிழ் இலக்கிய வரலாறு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ோதைநாயகி. வை. மு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ம்பத். எ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ரவணன் சந்திரன்</text:p>
          </table:table-cell>
          <table:table-cell office:value-type="string" calcext:value-type="string">
            <text:p>சாருவின் எழுத்துப்போ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மிநாத சர்மா. வெ</text:p>
          </table:table-cell>
          <table:table-cell office:value-type="string" calcext:value-type="string">
            <text:p>வரலாறு கட்டுரைகள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மிநாதையர். உ. வே</text:p>
          </table:table-cell>
          <table:table-cell office:value-type="string" calcext:value-type="string">
            <text:p>தமிழ் தாத்த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ரு நிவேதி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தம்பர சுப்ரமண்யன். ந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ுப்ரமண்யம். க. ந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ுபா (எழுத்தாளர்கள்)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ஜாதா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ல்லப்பா. சி. 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கழி சிவசங்கரப்பிள்ள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ஞ்சை பிரகாஷ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வாண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வநேயப் பாவாணர். ஞ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ோப்பில் முஹம்மது மீர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கு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ராஜன். ஜ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ரமசிவன். த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மயன்</text:p>
          </table:table-cell>
          <table:table-cell office:value-type="string" calcext:value-type="string">
            <text:p>வேளாண்மை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ரதி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லகுமார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ச்சமூர்த்தி. 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துமைப்பித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ூ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ெருமாள்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ுருகவேள். இரா</text:p>
          </table:table-cell>
          <table:table-cell office:value-type="string" calcext:value-type="string">
            <text:p>எஸ். 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ருகன். இர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ங்கநாதன். தி. 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கிருஷ்ணன். எ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ாமிர்தம். லா. 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ஜகோபாலன். கு. 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ஜநாராயணன். 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லக்ஷ்மி சரவண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ெங்கட்ராம். எம். 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ெங்கடேசன். 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ைக்கம் முகமது பஷீர்</text:p>
          </table:table-cell>
          <table:table-cell office:value-type="string" calcext:value-type="string">
            <text:p><text:span text:style-name="T1">எஸ். ரா. பரிந்துரை, </text:span>பால்யகால சகி, மதில்கள், முச்சீட்டுகளிக்காரண்டே மகள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ானகிராமன். 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ஷெரீப். கா. ம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ஷோபா சக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ஸ்ரீராம். வெ</text:p>
          </table:table-cell>
          <table:table-cell office:value-type="string" calcext:value-type="string">
            <text:p>மொழிபெயர்ப்பாளர், எஸ். ரா பரிந்துரை</text:p>
          </table:table-cell>
          <table:table-cell table:number-columns-repeated="1022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2:08:26.284479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05T12:09:04.636528032</dc:date>
    <meta:editing-duration>PT4H55M57S</meta:editing-duration>
    <meta:editing-cycles>68</meta:editing-cycles>
    <meta:document-statistic meta:table-count="1" meta:cell-count="81" meta:object-count="0"/>
  </office:meta>
</office:document-meta>
</file>